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2753" officeooo:paragraph-rsid="001f2753"/>
    </style:style>
    <style:style style:name="T1" style:family="text">
      <style:text-properties officeooo:rsid="001f27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Can you describe the process you followed to design and develop the website for the</text:p>
      <text:p text:style-name="Standard">fictional small business?</text:p>
      <text:p text:style-name="P1">I planned touse the MERN stack for building the website. I have used node.js for creating the backend where I can processs and store the inquiry forms. I have used MongoDB for storing the inquiry request on cloud. Finally, I have made use of React and Reduc for creating the front end application along with Ant Design as styling library.</text:p>
      <text:p text:style-name="P1"/>
      <text:p text:style-name="P1">2. What programming languages and technologies did you use to build the website?</text:p>
      <text:p text:style-name="P1">Ans: Programming Languages: JavaScript</text:p>
      <text:p text:style-name="P1"><text:s text:c="9"/>Frameworks: Node.js, React, Redux, MongoDB, AntDesign</text:p>
      <text:p text:style-name="P1"/>
      <text:p text:style-name="P1">3. How did you ensure that the website was responsive and mobile-friendly?</text:p>
      <text:p text:style-name="P1">Ans: Ant Design mostly takes care of issues related to responsiveness of the website. I have also added limits based on screen size for adjustments.</text:p>
      <text:p text:style-name="P1"/>
      <text:p text:style-name="P1">4. Did you face any challenges during the development process, and if so, how did you</text:p>
      <text:p text:style-name="P1">address them?</text:p>
      <text:p text:style-name="P1">Ans: I faced few issues in building the end to end form, which got resolved after taking some insights online. I also faced a few issue in making the website responsive, hence I added some limits on styling based on screen size.</text:p>
      <text:p text:style-name="P1"/>
      <text:p text:style-name="P1">5. Can you provide examples of how you used responsive design techniques to make the</text:p>
      <text:p text:style-name="P1">website look and function correctly on different devices and screen sizes?</text:p>
      <text:p text:style-name="P1">Ans: For example: Reducing font size, adjusting text alignment, reducing padding based on various screen size.</text:p>
      <text:p text:style-name="P1"/>
      <text:p text:style-name="P1">6. Can you share any lessons learned or best practices that you followed during the</text:p>
      <text:p text:style-name="P1">development process</text:p>
      <text:p text:style-name="P1">I faced few issue during the deployment process as I had to choose a new platform for deployment due to some reasons. This was a new learning for me. I tried to create modules as much as possible so that I dont have to rewrite the code again and again. It also helps reduce any possible errors. This practice helped and boosted my development process.</text:p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4T10:03:03.815440541</meta:creation-date>
    <dc:date>2023-02-04T10:14:09.471951487</dc:date>
    <meta:editing-duration>PT15S</meta:editing-duration>
    <meta:editing-cycles>1</meta:editing-cycles>
    <meta:document-statistic meta:table-count="0" meta:image-count="0" meta:object-count="0" meta:page-count="1" meta:paragraph-count="18" meta:word-count="323" meta:character-count="1899" meta:non-whitespace-character-count="1583"/>
    <meta:generator>LibreOffice/7.3.7.2$Linux_X86_64 LibreOffice_project/30$Build-2</meta:generator>
  </office:meta>
</office:document-meta>
</file>